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frage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samtzeit</text:p>
          </table:table-cell>
          <table:table-cell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http3</text:p>
          </table:table-cell>
          <table:table-cell table:number-columns-repeated="4"/>
          <table:table-cell table:formula="of:=SUM([.E3:.E6])/4" office:value-type="float" office:value="103650536.08875" calcext:value-type="float">
            <text:p>103650536.0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717180.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973678.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401654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509629.985</text:p>
          </table:table-cell>
          <table:table-cell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301595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182437.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775243.24</text:p>
          </table:table-cell>
          <table:table-cell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6363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186122.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681932.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1:03:02.361000000</meta:creation-date>
    <dc:date>2020-09-01T11:11:15.659000000</dc:date>
    <meta:editing-duration>PT8M14S</meta:editing-duration>
    <meta:editing-cycles>1</meta:editing-cycles>
    <meta:document-statistic meta:table-count="1" meta:cell-count="62" meta:object-count="0"/>
    <meta:generator>LibreOffice/6.4.4.2$Windows_X86_64 LibreOffice_project/3d775be2011f3886db32dfd395a6a6d1ca2630ff</meta:generator>
  </office:meta>
</office:document-meta>
</file>